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0694in" svg:stroke-color="#4472c4" draw:marker-end="a411" svg:stroke-opacity="100%" draw:stroke-linejoin="miter" svg:stroke-linecap="butt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4472c4" draw:marker-end="a416" svg:stroke-opacity="100%" draw:stroke-linejoin="miter" svg:stroke-linecap="butt"/>
    </style:style>
    <style:style style:family="graphic" style:name="a419">
      <style:graphic-properties draw:fill="none" draw:stroke="solid" svg:stroke-width="0.00694in" svg:stroke-color="#4472c4" draw:marker-end="a418" svg:stroke-opacity="100%" draw:stroke-linejoin="miter" svg:stroke-linecap="butt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none" draw:stroke="solid" svg:stroke-width="0.00694in" svg:stroke-color="#4472c4" draw:marker-end="a390" svg:stroke-opacity="100%" draw:stroke-linejoin="miter" svg:stroke-linecap="butt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draw:fill="none" draw:stroke="solid" svg:stroke-width="0.00694in" svg:stroke-color="#4472c4" draw:marker-end="a392" svg:stroke-opacity="100%" draw:stroke-linejoin="miter" svg:stroke-linecap="butt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3b3838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draw:fill="none" draw:stroke="solid" svg:stroke-width="0.00694in" svg:stroke-color="#4472c4" draw:marker-end="a404" svg:stroke-opacity="100%" draw:stroke-linejoin="miter" svg:stroke-linecap="butt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3b3838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4.59211in" svg:y="0.09211in" svg:width="2.25in" svg:height="1.28947in" draw:id="id63" draw:style-name="a365" draw:name="Rectangle 3">
          <svg:title/>
          <svg:desc/>
          <text:p text:style-name="a358" text:class-names="" text:cond-style-name=""><text:span text:style-name="a357" text:class-names="">Reducer tổng</text:span></text:p>
          <text:p text:style-name="a360" text:class-names="" text:cond-style-name=""><text:span text:style-name="a359" text:class-names="">root.js</text:span></text:p>
          <text:p text:style-name="a362" text:class-names="" text:cond-style-name=""><text:span text:style-name="a361" text:class-names=""/></text:p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5263in" svg:y="0.34868in" svg:width="1.84649in" svg:height="0.77632in" draw:id="id64" draw:style-name="a370" draw:name="Rectangle 10">
          <svg:title/>
          <svg:desc/>
          <text:p text:style-name="a367" text:class-names="" text:cond-style-name=""><text:span text:style-name="a366" text:class-names="">productReducer</text:span></text:p>
          <text:p text:style-name="a369" text:class-names="" text:cond-style-name=""><text:span text:style-name="a368" text:class-names="">Có data 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9703in" svg:y="3.53492in" svg:width="2.62281in" svg:height="0.77632in" draw:id="id65" draw:style-name="a375" draw:name="Rectangle 17">
          <svg:title/>
          <svg:desc/>
          <text:p text:style-name="a372" text:class-names="" text:cond-style-name=""><text:span text:style-name="a371" text:class-names="">productComponent</text:span></text:p>
          <text:p text:style-name="a374" text:class-names="" text:cond-style-name=""><text:span text:style-name="a373" text:class-names="">list áo,quần,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772in" svg:y="3.61184in" svg:width="2.62281in" svg:height="1.31795in" draw:id="id66" draw:style-name="a382" draw:name="Rectangle 19">
          <svg:title/>
          <svg:desc/>
          <text:p text:style-name="a377" text:class-names="" text:cond-style-name=""><text:span text:style-name="a376" text:class-names="">catergoriesComponent</text:span></text:p>
          <text:p text:style-name="a379" text:class-names="" text:cond-style-name=""><text:span text:style-name="a378" text:class-names="">nút button cho áo,</text:span></text:p>
          <text:p text:style-name="a381" text:class-names="" text:cond-style-name=""><text:span text:style-name="a380" text:class-names="">quần,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772in" svg:y="0.25877in" svg:width="2.62281in" svg:height="0.86623in" draw:id="id67" draw:style-name="a389" draw:name="Rectangle 21">
          <svg:title/>
          <svg:desc/>
          <text:p text:style-name="a384" text:class-names="" text:cond-style-name=""><text:span text:style-name="a383" text:class-names=""/></text:p>
          <text:p text:style-name="a386" text:class-names="" text:cond-style-name=""><text:span text:style-name="a385" text:class-names="">catergoryReducer</text:span></text:p>
          <text:p text:style-name="a388" text:class-names="" text:cond-style-name=""><text:span text:style-name="a387" text:class-names="">Có <text:s text:c="1"/>data 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05263in" svg:y1="0.7171in" svg:x2="6.84211in" svg:y2="0.7171in" draw:id="id68" draw:style-name="a391" draw:name="Straight Arrow Connector 23">
          <svg:title/>
          <svg:desc/>
        </draw:connector>
        <draw:connector draw:type="line" svg:x1="3.96052in" svg:y1="0.64693in" svg:x2="4.56579in" svg:y2="0.63596in" draw:id="id69" draw:style-name="a393" draw:name="Straight Arrow Connector 27">
          <svg:title/>
          <svg:desc/>
        </draw:connector>
        <draw:custom-shape svg:x="4.4057in" svg:y="3.53492in" svg:width="2.62281in" svg:height="0.77632in" draw:id="id70" draw:style-name="a398" draw:name="Rectangle 31">
          <svg:title/>
          <svg:desc/>
          <text:p text:style-name="a395" text:class-names="" text:cond-style-name=""><text:span text:style-name="a394" text:class-names="">ModelComponent</text:span></text:p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57in" svg:y="2.05263in" svg:width="2.62281in" svg:height="0.77632in" draw:id="id71" draw:style-name="a403" draw:name="Rectangle 33">
          <svg:title/>
          <svg:desc/>
          <text:p text:style-name="a400" text:class-names="" text:cond-style-name=""><text:span text:style-name="a399" text:class-names="">ModelReducer</text:span></text:p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2601in" svg:y1="2.05263in" svg:x2="5.62601in" svg:y2="1.43407in" draw:id="id72" draw:style-name="a405" draw:name="Straight Arrow Connector 35">
          <svg:title/>
          <svg:desc/>
        </draw:connector>
        <draw:custom-shape svg:x="7.89703in" svg:y="4.90158in" svg:width="3.04143in" svg:height="0.77632in" draw:id="id73" draw:style-name="a410" draw:name="Rectangle 42">
          <svg:title/>
          <svg:desc/>
          <text:p text:style-name="a407" text:class-names="" text:cond-style-name=""><text:span text:style-name="a406" text:class-names="">productItemComponent</text:span></text:p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3114in" svg:y1="4.92979in" svg:x2="9.33114in" svg:y2="4.31123in" draw:id="id74" draw:style-name="a412" draw:name="Straight Arrow Connector 44">
          <svg:title/>
          <svg:desc/>
        </draw:connector>
        <draw:custom-shape svg:x="9.41775in" svg:y="4.43254in" svg:width="1.03076in" svg:height="0.34774in" draw:id="id75" draw:style-name="a415" draw:name="Rectangle: Rounded Corners 45">
          <svg:title/>
          <svg:desc/>
          <text:p text:style-name="a414" text:class-names="" text:cond-style-name=""><text:span text:style-name="a413" text:class-names="">nest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8.85813in" svg:y1="1.08768in" svg:x2="8.85813in" svg:y2="3.38462in" draw:id="id76" draw:style-name="a417" draw:name="Straight Arrow Connector 47">
          <svg:title/>
          <svg:desc/>
        </draw:connector>
        <draw:connector draw:type="line" svg:x1="2.64913in" svg:y1="1.125in" draw:start-shape="id67" draw:start-glue-point="2" svg:x2="2.64913in" svg:y2="3.61184in" draw:end-shape="id66" draw:end-glue-point="0" draw:id="id77" draw:style-name="a419" draw:name="Straight Arrow Connector 49">
          <svg:title/>
          <svg:desc/>
        </draw:connector>
        <draw:custom-shape svg:x="8.97588in" svg:y="1.9414in" svg:width="2.21302in" svg:height="0.36923in" draw:id="id78" draw:style-name="a422" draw:name="Rectangle 55">
          <svg:title/>
          <svg:desc/>
          <text:p text:style-name="a421" text:class-names="" text:cond-style-name=""><text:span text:style-name="a420" text:class-names="">mapStateToPro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306in" svg:y="2.10513in" svg:width="2.21302in" svg:height="0.36923in" draw:id="id79" draw:style-name="a425" draw:name="Rectangle 57">
          <svg:title/>
          <svg:desc/>
          <text:p text:style-name="a424" text:class-names="" text:cond-style-name=""><text:span text:style-name="a423" text:class-names="">mapStateToProp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2" svg:viewBox="0 0 20 30" svg:d="m10 0-10 30h20z"/>
    <draw:marker draw:name="a404" svg:viewBox="0 0 20 30" svg:d="m10 0-10 30h20z"/>
    <draw:marker draw:name="a416" svg:viewBox="0 0 20 30" svg:d="m10 0-10 30h20z"/>
    <draw:marker draw:name="a390" svg:viewBox="0 0 20 30" svg:d="m10 0-10 30h20z"/>
    <draw:marker draw:name="a418" svg:viewBox="0 0 20 30" svg:d="m10 0-10 30h20z"/>
    <draw:marker draw:name="a4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6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6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6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6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6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6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6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6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6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06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06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06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Windows X</meta:initial-creator>
    <dc:creator>Windows X</dc:creator>
    <meta:creation-date>2020-06-25T06:17:32Z</meta:creation-date>
    <dc:date>2020-06-25T12:59:01Z</dc:date>
    <meta:editing-cycles>5</meta:editing-cycles>
    <meta:editing-duration>PT7033S</meta:editing-duration>
    <meta:document-statistic meta:paragraph-count="18" meta:word-count="33"/>
  </office:meta>
</office:document-meta>
</file>